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ff0000" draw:fill="none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75cm" fo:min-width="2.5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25cm" fo:min-width="2.5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3.75cm" fo:min-width="2.5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3.35cm" fo:min-width="2.478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.15cm" fo:min-width="2.478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2.75cm" fo:min-width="2.478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1.25cm" fo:min-width="0.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034cm" fo:min-width="0cm"/>
    </style:style>
    <style:style style:name="gr11" style:family="graphic" style:parent-style-name="standard">
      <style:graphic-properties draw:fill="none" draw:textarea-vertical-align="middle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3.25cm" fo:min-width="2.5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3.75cm" fo:min-width="2.478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1.75cm" fo:min-width="2.478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5.25cm" fo:min-width="2.5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2.15cm" fo:min-width="2.478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1.35cm" fo:min-width="2.478cm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0.75cm" fo:min-width="2.478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5.75cm" fo:min-width="2.478cm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2.25cm" fo:min-width="2.478cm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1.25cm" fo:min-width="2.47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 draw:fill-color="#ffffff"/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6" style:family="paragraph"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6pt" style:font-size-asian="18pt" style:font-size-complex="18pt"/>
    </style:style>
    <style:style style:name="T7" style:family="text">
      <style:text-properties fo:font-size="14pt" style:font-size-asian="18pt" style:font-size-complex="18pt"/>
    </style:style>
    <style:style style:name="T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25.999cm" svg:height="12.999cm" svg:x="2cm" svg:y="4cm" svg:viewBox="0 0 26000 13000" draw:points="200,13000 8000,13000 8000,12000 15000,12000 15000,8000 19022,8000 19022,13000 26000,13000 26000,0 19022,0 19022,6000 11000,6000 11000,8000 0,8000 0,13000">
          <text:p/>
        </draw:polygon>
        <draw:custom-shape draw:style-name="gr2" draw:text-style-name="P1" draw:layer="layout" svg:width="3cm" svg:height="2cm" svg:x="25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1.5cm" svg:x="25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1.5cm" svg:x="25cm" svg:y="7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4cm" svg:x="25cm" svg:y="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4cm" svg:x="25cm" svg:y="1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978cm" svg:height="3.6cm" svg:x="21.022cm" svg:y="13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978cm" svg:height="1.4cm" svg:x="21.022cm" svg:y="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978cm" svg:height="3cm" svg:x="21.022cm" svg:y="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978cm" svg:height="3cm" svg:x="21.022cm" svg:y="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1.5cm" svg:x="24cm" svg:y="15.5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2.898cm" svg:height="1.673cm" svg:x="25.059cm" svg:y="4.138cm">
          <draw:text-box>
            <text:p text:style-name="P2"><text:span text:style-name="T1">301</text:span></text:p>
            <text:p text:style-name="P2">Rektorat</text:p>
          </draw:text-box>
        </draw:frame>
        <draw:frame draw:style-name="gr9" draw:text-style-name="P3" draw:layer="layout" svg:width="3.228cm" svg:height="1.589cm" svg:x="24.894cm" svg:y="5.939cm">
          <draw:text-box>
            <text:p text:style-name="P2"><text:span text:style-name="T1">302</text:span></text:p>
            <text:p text:style-name="P2"><text:span text:style-name="T2">Sekretariat</text:span></text:p>
          </draw:text-box>
        </draw:frame>
        <draw:frame draw:style-name="gr9" draw:text-style-name="P3" draw:layer="layout" svg:width="3.283cm" svg:height="1.673cm" svg:x="24.867cm" svg:y="7.44cm">
          <draw:text-box>
            <text:p text:style-name="P2"><text:span text:style-name="T1">303</text:span></text:p>
            <text:p text:style-name="P2">EH-Raum</text:p>
          </draw:text-box>
        </draw:frame>
        <draw:frame draw:style-name="gr9" draw:text-style-name="P3" draw:layer="layout" svg:width="3.118cm" svg:height="1.436cm" svg:x="24.949cm" svg:y="10.141cm">
          <draw:text-box>
            <text:p text:style-name="P2"><text:span text:style-name="T1">304</text:span></text:p>
            <text:p text:style-name="P2"><text:span text:style-name="T3">Lehrerzimmer</text:span></text:p>
          </draw:text-box>
        </draw:frame>
        <draw:frame draw:style-name="gr9" draw:text-style-name="P3" draw:layer="layout" svg:width="2.983cm" svg:height="1.589cm" svg:x="25.017cm" svg:y="14.166cm">
          <draw:text-box>
            <text:p text:style-name="P2"><text:span text:style-name="T1">305</text:span></text:p>
            <text:p text:style-name="P2"><text:span text:style-name="T2">Klasse 1b</text:span></text:p>
          </draw:text-box>
        </draw:frame>
        <draw:frame draw:style-name="gr9" draw:text-style-name="P3" draw:layer="layout" svg:width="2.983cm" svg:height="1.589cm" svg:x="21.022cm" svg:y="14.4cm">
          <draw:text-box>
            <text:p text:style-name="P2"><text:span text:style-name="T1">307</text:span></text:p>
            <text:p text:style-name="P2"><text:span text:style-name="T2">Klasse 1a</text:span></text:p>
          </draw:text-box>
        </draw:frame>
        <draw:frame draw:style-name="gr9" draw:text-style-name="P3" draw:layer="layout" svg:width="3.199cm" svg:height="1.589cm" svg:x="20.914cm" svg:y="11.911cm">
          <draw:text-box>
            <text:p text:style-name="P2"><text:span text:style-name="T1">308</text:span></text:p>
            <text:p text:style-name="P2"><text:span text:style-name="T2">Sammlung</text:span></text:p>
          </draw:text-box>
        </draw:frame>
        <draw:frame draw:style-name="gr9" draw:text-style-name="P3" draw:layer="layout" svg:width="2.729cm" svg:height="0.878cm" svg:x="21.149cm" svg:y="8.111cm">
          <draw:text-box>
            <text:p text:style-name="P2"><text:span text:style-name="T2">Bücherei</text:span></text:p>
          </draw:text-box>
        </draw:frame>
        <draw:frame draw:style-name="gr9" draw:text-style-name="P3" draw:layer="layout" svg:width="3.118cm" svg:height="1.436cm" svg:x="20.954cm" svg:y="4.711cm">
          <draw:text-box>
            <text:p text:style-name="P2"><text:span text:style-name="T1">309</text:span></text:p>
            <text:p text:style-name="P2"><text:span text:style-name="T3">Lehrerzimmer</text:span></text:p>
          </draw:text-box>
        </draw:frame>
        <draw:frame draw:style-name="gr9" draw:text-style-name="P3" draw:layer="layout" svg:width="4.092cm" svg:height="1.673cm" svg:x="22.5cm" svg:y="2.1cm">
          <draw:text-box>
            <text:p text:style-name="P2">Eingang</text:p>
            <text:p text:style-name="P2">Grundschule</text:p>
          </draw:text-box>
        </draw:frame>
        <draw:frame draw:style-name="gr9" draw:text-style-name="P5" draw:layer="layout" svg:width="1.328cm" svg:height="0.806cm" svg:x="23.838cm" svg:y="15.811cm">
          <draw:text-box>
            <text:p text:style-name="P4"><text:span text:style-name="T1">306</text:span></text:p>
          </draw:text-box>
        </draw:frame>
        <draw:frame draw:style-name="gr9" draw:text-style-name="P7" draw:layer="layout" svg:width="6.7cm" svg:height="1.352cm" svg:x="11.5cm" svg:y="2cm">
          <draw:text-box>
            <text:p text:style-name="P6">Erdgeschoss</text:p>
          </draw:text-box>
        </draw:frame>
        <draw:g>
          <draw:custom-shape draw:style-name="gr10" draw:text-style-name="P1" draw:layer="layout" svg:width="0.4cm" svg:height="0.4cm" svg:x="6.8cm" svg:y="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11" draw:text-style-name="P1" draw:layer="layout" svg:width="0.399cm" svg:height="1.199cm" svg:x="6.8cm" svg:y="6.4cm" svg:viewBox="0 0 400 1200" draw:points="0,0 400,0 200,1200">
            <text:p/>
          </draw:polygon>
          <draw:polygon draw:style-name="gr11" draw:text-style-name="P1" draw:layer="layout" svg:width="0.399cm" svg:height="1.199cm" draw:transform="rotate (1.5707963267949) translate (7.4cm 6.2cm)" svg:viewBox="0 0 400 1200" draw:points="0,0 400,0 200,1200">
            <text:p/>
          </draw:polygon>
          <draw:polygon draw:style-name="gr11" draw:text-style-name="P1" draw:layer="layout" svg:width="0.399cm" svg:height="1.199cm" draw:transform="rotate (-3.14159265358979) translate (7.2cm 5.6cm)" svg:viewBox="0 0 400 1200" draw:points="0,0 400,0 200,1200">
            <text:p/>
          </draw:polygon>
          <draw:polygon draw:style-name="gr11" draw:text-style-name="P1" draw:layer="layout" svg:width="0.399cm" svg:height="1.199cm" draw:transform="rotate (-1.5707963267949) translate (6.6cm 5.8cm)" svg:viewBox="0 0 400 1200" draw:points="0,0 400,0 200,1200">
            <text:p/>
          </draw:polygon>
          <draw:frame draw:style-name="gr9" draw:text-style-name="P8" draw:layer="layout" svg:width="0.959cm" svg:height="0.962cm" svg:x="6.537cm" svg:y="3.4cm">
            <draw:text-box>
              <text:p>N</text:p>
            </draw:text-box>
          </draw:frame>
          <draw:frame draw:style-name="gr9" draw:text-style-name="P8" draw:layer="layout" svg:width="0.925cm" svg:height="0.962cm" svg:x="6.538cm" svg:y="7.738cm">
            <draw:text-box>
              <text:p>S</text:p>
            </draw:text-box>
          </draw:frame>
          <draw:frame draw:style-name="gr9" draw:text-style-name="P8" draw:layer="layout" svg:width="1.103cm" svg:height="0.962cm" svg:x="4.275cm" svg:y="5.538cm">
            <draw:text-box>
              <text:p>W</text:p>
            </draw:text-box>
          </draw:frame>
          <draw:frame draw:style-name="gr9" draw:text-style-name="P8" draw:layer="layout" svg:width="0.997cm" svg:height="0.962cm" svg:x="8.7cm" svg:y="5.538cm">
            <draw:text-box>
              <text:p>O</text:p>
            </draw:text-box>
          </draw:frame>
        </draw:g>
      </draw:page>
      <draw:page draw:name="page2" draw:style-name="dp1" draw:master-page-name="Standard">
        <draw:polygon draw:style-name="gr1" draw:text-style-name="P1" draw:layer="layout" svg:width="25.999cm" svg:height="12.999cm" svg:x="2cm" svg:y="4cm" svg:viewBox="0 0 26000 13000" draw:points="200,13000 8000,13000 8000,12000 15000,12000 15000,8000 19022,8000 19022,13000 26000,13000 26000,0 19022,0 19022,6000 11000,6000 11000,8000 0,8000 0,13000">
          <text:p/>
        </draw:polygon>
        <draw:custom-shape draw:style-name="gr4" draw:text-style-name="P1" draw:layer="layout" svg:width="3cm" svg:height="4cm" svg:x="25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4cm" svg:x="25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1.5cm" svg:x="25cm" svg:y="1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cm" svg:height="3.5cm" svg:x="25cm" svg:y="13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978cm" svg:height="3.6cm" svg:x="21.022cm" svg:y="13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978cm" svg:height="1.4cm" svg:x="21.022cm" svg:y="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978cm" svg:height="4cm" svg:x="21.022cm" svg:y="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978cm" svg:height="2cm" svg:x="21.022cm" svg:y="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1.5cm" svg:x="24cm" svg:y="15.5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2.983cm" svg:height="1.589cm" svg:x="25.027cm" svg:y="5.138cm">
          <draw:text-box>
            <text:p text:style-name="P2"><text:span text:style-name="T1">501</text:span></text:p>
            <text:p text:style-name="P2"><text:span text:style-name="T2">Klasse 2a</text:span></text:p>
          </draw:text-box>
        </draw:frame>
        <draw:frame draw:style-name="gr9" draw:text-style-name="P3" draw:layer="layout" svg:width="2.517cm" svg:height="1.673cm" svg:x="25.26cm" svg:y="9.17cm">
          <draw:text-box>
            <text:p text:style-name="P2"><text:span text:style-name="T1">502</text:span></text:p>
            <text:p text:style-name="P2">BK/TW</text:p>
          </draw:text-box>
        </draw:frame>
        <draw:frame draw:style-name="gr9" draw:text-style-name="P3" draw:layer="layout" svg:width="3.199cm" svg:height="1.589cm" svg:x="24.919cm" svg:y="12cm">
          <draw:text-box>
            <text:p text:style-name="P2"><text:span text:style-name="T1">503</text:span></text:p>
            <text:p text:style-name="P2"><text:span text:style-name="T2">Sammlung</text:span></text:p>
          </draw:text-box>
        </draw:frame>
        <draw:frame draw:style-name="gr9" draw:text-style-name="P3" draw:layer="layout" svg:width="1.569cm" svg:height="1.589cm" svg:x="25.734cm" svg:y="14.166cm">
          <draw:text-box>
            <text:p text:style-name="P2"><text:span text:style-name="T1">504</text:span></text:p>
            <text:p text:style-name="P2"><text:span text:style-name="T2">VKL</text:span></text:p>
          </draw:text-box>
        </draw:frame>
        <draw:frame draw:style-name="gr9" draw:text-style-name="P3" draw:layer="layout" svg:width="2.953cm" svg:height="1.589cm" svg:x="21.037cm" svg:y="14.167cm">
          <draw:text-box>
            <text:p text:style-name="P2"><text:span text:style-name="T1">506</text:span></text:p>
            <text:p text:style-name="P2"><text:span text:style-name="T2">Klasse 3c</text:span></text:p>
          </draw:text-box>
        </draw:frame>
        <draw:frame draw:style-name="gr9" draw:text-style-name="P3" draw:layer="layout" svg:width="3.199cm" svg:height="1.589cm" svg:x="20.914cm" svg:y="11.911cm">
          <draw:text-box>
            <text:p text:style-name="P2"><text:span text:style-name="T1">507</text:span></text:p>
            <text:p text:style-name="P2"><text:span text:style-name="T2">Sammlung</text:span></text:p>
          </draw:text-box>
        </draw:frame>
        <draw:frame draw:style-name="gr9" draw:text-style-name="P5" draw:layer="layout" svg:width="3.093cm" svg:height="1.361cm" svg:x="20.967cm" svg:y="8.322cm">
          <draw:text-box>
            <text:p text:style-name="P4">Schul-</text:p>
            <text:p text:style-name="P4">Sozialarbeit</text:p>
          </draw:text-box>
        </draw:frame>
        <draw:frame draw:style-name="gr9" draw:text-style-name="P3" draw:layer="layout" svg:width="2.983cm" svg:height="1.589cm" svg:x="21.022cm" svg:y="5.111cm">
          <draw:text-box>
            <text:p text:style-name="P2"><text:span text:style-name="T1">509</text:span></text:p>
            <text:p text:style-name="P2"><text:span text:style-name="T2">Klasse 2b</text:span></text:p>
          </draw:text-box>
        </draw:frame>
        <draw:frame draw:style-name="gr9" draw:text-style-name="P5" draw:layer="layout" svg:width="1.328cm" svg:height="0.806cm" svg:x="23.838cm" svg:y="15.811cm">
          <draw:text-box>
            <text:p text:style-name="P4"><text:span text:style-name="T1">505</text:span></text:p>
          </draw:text-box>
        </draw:frame>
        <draw:frame draw:style-name="gr9" draw:text-style-name="P7" draw:layer="layout" svg:width="3.135cm" svg:height="1.352cm" svg:x="13.283cm" svg:y="2cm">
          <draw:text-box>
            <text:p text:style-name="P6">1. OG</text:p>
          </draw:text-box>
        </draw:frame>
        <draw:g>
          <draw:custom-shape draw:style-name="gr10" draw:text-style-name="P1" draw:layer="layout" svg:width="0.4cm" svg:height="0.4cm" svg:x="6.8cm" svg:y="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11" draw:text-style-name="P1" draw:layer="layout" svg:width="0.399cm" svg:height="1.199cm" svg:x="6.8cm" svg:y="6.4cm" svg:viewBox="0 0 400 1200" draw:points="0,0 400,0 200,1200">
            <text:p/>
          </draw:polygon>
          <draw:polygon draw:style-name="gr11" draw:text-style-name="P1" draw:layer="layout" svg:width="0.399cm" svg:height="1.199cm" draw:transform="rotate (1.5707963267949) translate (7.4cm 6.2cm)" svg:viewBox="0 0 400 1200" draw:points="0,0 400,0 200,1200">
            <text:p/>
          </draw:polygon>
          <draw:polygon draw:style-name="gr11" draw:text-style-name="P1" draw:layer="layout" svg:width="0.399cm" svg:height="1.199cm" draw:transform="rotate (-3.14159265358979) translate (7.2cm 5.6cm)" svg:viewBox="0 0 400 1200" draw:points="0,0 400,0 200,1200">
            <text:p/>
          </draw:polygon>
          <draw:polygon draw:style-name="gr11" draw:text-style-name="P1" draw:layer="layout" svg:width="0.399cm" svg:height="1.199cm" draw:transform="rotate (-1.5707963267949) translate (6.6cm 5.8cm)" svg:viewBox="0 0 400 1200" draw:points="0,0 400,0 200,1200">
            <text:p/>
          </draw:polygon>
          <draw:frame draw:style-name="gr9" draw:text-style-name="P8" draw:layer="layout" svg:width="0.959cm" svg:height="0.962cm" svg:x="6.537cm" svg:y="3.4cm">
            <draw:text-box>
              <text:p>N</text:p>
            </draw:text-box>
          </draw:frame>
          <draw:frame draw:style-name="gr9" draw:text-style-name="P8" draw:layer="layout" svg:width="0.925cm" svg:height="0.962cm" svg:x="6.538cm" svg:y="7.738cm">
            <draw:text-box>
              <text:p>S</text:p>
            </draw:text-box>
          </draw:frame>
          <draw:frame draw:style-name="gr9" draw:text-style-name="P8" draw:layer="layout" svg:width="1.103cm" svg:height="0.962cm" svg:x="4.275cm" svg:y="5.538cm">
            <draw:text-box>
              <text:p>W</text:p>
            </draw:text-box>
          </draw:frame>
          <draw:frame draw:style-name="gr9" draw:text-style-name="P8" draw:layer="layout" svg:width="0.997cm" svg:height="0.962cm" svg:x="8.7cm" svg:y="5.538cm">
            <draw:text-box>
              <text:p>O</text:p>
            </draw:text-box>
          </draw:frame>
        </draw:g>
      </draw:page>
      <draw:page draw:name="page3" draw:style-name="dp1" draw:master-page-name="Standard">
        <draw:polygon draw:style-name="gr1" draw:text-style-name="P1" draw:layer="layout" svg:width="25.999cm" svg:height="12.999cm" svg:x="2cm" svg:y="4cm" svg:viewBox="0 0 26000 13000" draw:points="200,13000 8000,13000 8000,12000 15000,12000 15000,8000 19022,8000 19022,13000 26000,13000 26000,0 19022,0 19022,6000 11000,6000 11000,8000 0,8000 0,13000">
          <text:p/>
        </draw:polygon>
        <draw:custom-shape draw:style-name="gr4" draw:text-style-name="P1" draw:layer="layout" svg:width="3cm" svg:height="4cm" svg:x="25cm" svg:y="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cm" svg:height="5.5cm" svg:x="25cm" svg:y="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cm" svg:height="3.5cm" svg:x="25cm" svg:y="13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978cm" svg:height="3.6cm" svg:x="21.022cm" svg:y="13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978cm" svg:height="1.4cm" svg:x="21.022cm" svg:y="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978cm" svg:height="4cm" svg:x="21.022cm" svg:y="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978cm" svg:height="2cm" svg:x="21.022cm" svg:y="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1.5cm" svg:x="24cm" svg:y="15.5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2.983cm" svg:height="1.589cm" svg:x="25.027cm" svg:y="5.138cm">
          <draw:text-box>
            <text:p text:style-name="P2"><text:span text:style-name="T1">701</text:span></text:p>
            <text:p text:style-name="P2"><text:span text:style-name="T2">Klasse 3b</text:span></text:p>
          </draw:text-box>
        </draw:frame>
        <draw:frame draw:style-name="gr9" draw:text-style-name="P3" draw:layer="layout" svg:width="2.877cm" svg:height="2.216cm" svg:x="24.96cm" svg:y="9.37cm">
          <draw:text-box>
            <text:p text:style-name="P2"><text:span text:style-name="T1">702</text:span></text:p>
            <text:p text:style-name="P2"><text:span text:style-name="T2">Gruppen-</text:span></text:p>
            <text:p text:style-name="P2"><text:span text:style-name="T2">raum</text:span></text:p>
          </draw:text-box>
        </draw:frame>
        <draw:frame draw:style-name="gr9" draw:text-style-name="P3" draw:layer="layout" svg:width="2.983cm" svg:height="1.589cm" svg:x="25.034cm" svg:y="14.366cm">
          <draw:text-box>
            <text:p text:style-name="P2"><text:span text:style-name="T1">703</text:span></text:p>
            <text:p text:style-name="P2"><text:span text:style-name="T2">Klasse 4b</text:span></text:p>
          </draw:text-box>
        </draw:frame>
        <draw:frame draw:style-name="gr9" draw:text-style-name="P3" draw:layer="layout" svg:width="2.983cm" svg:height="1.589cm" svg:x="21.037cm" svg:y="14.167cm">
          <draw:text-box>
            <text:p text:style-name="P2"><text:span text:style-name="T1">705</text:span></text:p>
            <text:p text:style-name="P2"><text:span text:style-name="T2">Klasse 4a</text:span></text:p>
          </draw:text-box>
        </draw:frame>
        <draw:frame draw:style-name="gr9" draw:text-style-name="P3" draw:layer="layout" svg:width="3.199cm" svg:height="1.589cm" svg:x="20.914cm" svg:y="11.911cm">
          <draw:text-box>
            <text:p text:style-name="P2"><text:span text:style-name="T1">706</text:span></text:p>
            <text:p text:style-name="P2"><text:span text:style-name="T2">Sammlung</text:span></text:p>
          </draw:text-box>
        </draw:frame>
        <draw:frame draw:style-name="gr9" draw:text-style-name="P5" draw:layer="layout" svg:width="3.122cm" svg:height="1.75cm" svg:x="20.967cm" svg:y="8.122cm">
          <draw:text-box>
            <text:p text:style-name="P4"><text:span text:style-name="T4">707</text:span></text:p>
            <text:p text:style-name="P4"><text:span text:style-name="T5">Gruppenraum</text:span></text:p>
            <text:p text:style-name="P4"><text:span text:style-name="T5">Sprachförderung</text:span></text:p>
          </draw:text-box>
        </draw:frame>
        <draw:frame draw:style-name="gr9" draw:text-style-name="P3" draw:layer="layout" svg:width="2.983cm" svg:height="1.589cm" svg:x="21.022cm" svg:y="5.111cm">
          <draw:text-box>
            <text:p text:style-name="P2"><text:span text:style-name="T1">708</text:span></text:p>
            <text:p text:style-name="P2"><text:span text:style-name="T2">Klasse 3a</text:span></text:p>
          </draw:text-box>
        </draw:frame>
        <draw:frame draw:style-name="gr9" draw:text-style-name="P5" draw:layer="layout" svg:width="1.328cm" svg:height="0.806cm" svg:x="23.838cm" svg:y="15.811cm">
          <draw:text-box>
            <text:p text:style-name="P4"><text:span text:style-name="T1">704</text:span></text:p>
          </draw:text-box>
        </draw:frame>
        <draw:frame draw:style-name="gr9" draw:text-style-name="P7" draw:layer="layout" svg:width="3.135cm" svg:height="1.352cm" svg:x="13.283cm" svg:y="2cm">
          <draw:text-box>
            <text:p text:style-name="P6">2. OG</text:p>
          </draw:text-box>
        </draw:frame>
        <draw:g>
          <draw:custom-shape draw:style-name="gr10" draw:text-style-name="P1" draw:layer="layout" svg:width="0.4cm" svg:height="0.4cm" svg:x="6.8cm" svg:y="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11" draw:text-style-name="P1" draw:layer="layout" svg:width="0.399cm" svg:height="1.199cm" svg:x="6.8cm" svg:y="6.4cm" svg:viewBox="0 0 400 1200" draw:points="0,0 400,0 200,1200">
            <text:p/>
          </draw:polygon>
          <draw:polygon draw:style-name="gr11" draw:text-style-name="P1" draw:layer="layout" svg:width="0.399cm" svg:height="1.199cm" draw:transform="rotate (1.5707963267949) translate (7.4cm 6.2cm)" svg:viewBox="0 0 400 1200" draw:points="0,0 400,0 200,1200">
            <text:p/>
          </draw:polygon>
          <draw:polygon draw:style-name="gr11" draw:text-style-name="P1" draw:layer="layout" svg:width="0.399cm" svg:height="1.199cm" draw:transform="rotate (-3.14159265358979) translate (7.2cm 5.6cm)" svg:viewBox="0 0 400 1200" draw:points="0,0 400,0 200,1200">
            <text:p/>
          </draw:polygon>
          <draw:polygon draw:style-name="gr11" draw:text-style-name="P1" draw:layer="layout" svg:width="0.399cm" svg:height="1.199cm" draw:transform="rotate (-1.5707963267949) translate (6.6cm 5.8cm)" svg:viewBox="0 0 400 1200" draw:points="0,0 400,0 200,1200">
            <text:p/>
          </draw:polygon>
          <draw:frame draw:style-name="gr9" draw:text-style-name="P8" draw:layer="layout" svg:width="0.959cm" svg:height="0.962cm" svg:x="6.537cm" svg:y="3.4cm">
            <draw:text-box>
              <text:p>N</text:p>
            </draw:text-box>
          </draw:frame>
          <draw:frame draw:style-name="gr9" draw:text-style-name="P8" draw:layer="layout" svg:width="0.925cm" svg:height="0.962cm" svg:x="6.538cm" svg:y="7.738cm">
            <draw:text-box>
              <text:p>S</text:p>
            </draw:text-box>
          </draw:frame>
          <draw:frame draw:style-name="gr9" draw:text-style-name="P8" draw:layer="layout" svg:width="1.103cm" svg:height="0.962cm" svg:x="4.275cm" svg:y="5.538cm">
            <draw:text-box>
              <text:p>W</text:p>
            </draw:text-box>
          </draw:frame>
          <draw:frame draw:style-name="gr9" draw:text-style-name="P8" draw:layer="layout" svg:width="0.997cm" svg:height="0.962cm" svg:x="8.7cm" svg:y="5.538cm">
            <draw:text-box>
              <text:p>O</text:p>
            </draw:text-box>
          </draw:frame>
        </draw:g>
      </draw:page>
      <draw:page draw:name="page4" draw:style-name="dp1" draw:master-page-name="Standard">
        <draw:polygon draw:style-name="gr1" draw:text-style-name="P1" draw:layer="layout" svg:width="25.999cm" svg:height="12.999cm" svg:x="2cm" svg:y="4cm" svg:viewBox="0 0 26000 13000" draw:points="200,13000 8000,13000 8000,12000 15000,12000 15000,8000 19022,8000 19022,13000 26000,13000 26000,0 19022,0 19022,6000 11000,6000 11000,8000 0,8000 0,13000">
          <text:p/>
        </draw:polygon>
        <draw:custom-shape draw:style-name="gr16" draw:text-style-name="P1" draw:layer="layout" svg:width="2.978cm" svg:height="2.4cm" svg:x="21.022cm" svg:y="1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2.978cm" svg:height="1.6cm" svg:x="21.022cm" svg:y="1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.978cm" svg:height="1cm" svg:x="21.022cm" svg:y="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.978cm" svg:height="6cm" svg:x="21.022cm" svg:y="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2.978cm" svg:height="2.5cm" svg:x="25.022cm" svg:y="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2.978cm" svg:height="2.5cm" svg:x="25.022cm" svg:y="6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978cm" svg:height="4cm" svg:x="25.022cm" svg:y="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.978cm" svg:height="1.5cm" svg:x="25.022cm" svg:y="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2.978cm" svg:height="2.5cm" svg:x="25.022cm" svg:y="14.5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.822cm" svg:height="1.673cm" svg:x="21.109cm" svg:y="6.027cm">
          <draw:text-box>
            <text:p text:style-name="P9"><text:span text:style-name="T1">111</text:span></text:p>
            <text:p text:style-name="P9">Heizung</text:p>
          </draw:text-box>
        </draw:frame>
        <draw:frame draw:style-name="gr9" draw:text-style-name="P10" draw:layer="layout" svg:width="3.173cm" svg:height="1.673cm" svg:x="24.912cm" svg:y="4.4cm">
          <draw:text-box>
            <text:p text:style-name="P9"><text:span text:style-name="T1">101</text:span></text:p>
            <text:p text:style-name="P9">Werkstatt</text:p>
          </draw:text-box>
        </draw:frame>
        <draw:frame draw:style-name="gr9" draw:text-style-name="P10" draw:layer="layout" svg:width="3.173cm" svg:height="1.673cm" svg:x="24.912cm" svg:y="6.827cm">
          <draw:text-box>
            <text:p text:style-name="P9"><text:span text:style-name="T1">102</text:span></text:p>
            <text:p text:style-name="P9">Werkstatt</text:p>
          </draw:text-box>
        </draw:frame>
        <draw:frame draw:style-name="gr9" draw:text-style-name="P10" draw:layer="layout" svg:width="2.297cm" svg:height="1.673cm" svg:x="25.35cm" svg:y="10.027cm">
          <draw:text-box>
            <text:p text:style-name="P9"><text:span text:style-name="T1">104</text:span></text:p>
            <text:p text:style-name="P9">Küche</text:p>
          </draw:text-box>
        </draw:frame>
        <draw:frame draw:style-name="gr22" draw:text-style-name="P10" draw:layer="layout" svg:width="3.266cm" svg:height="1.589cm" svg:x="24.865cm" svg:y="12.965cm">
          <draw:text-box>
            <text:p text:style-name="P9"><text:span text:style-name="T1">105</text:span></text:p>
            <text:p text:style-name="P9"><text:span text:style-name="T6">Speisesaal</text:span></text:p>
          </draw:text-box>
        </draw:frame>
        <draw:frame draw:style-name="gr9" draw:text-style-name="P12" draw:layer="layout" svg:width="1.556cm" svg:height="0.962cm" svg:x="21.6cm" svg:y="12.038cm">
          <draw:text-box>
            <text:p text:style-name="P11"><text:span text:style-name="T1">109</text:span></text:p>
          </draw:text-box>
        </draw:frame>
        <draw:frame draw:style-name="gr9" draw:text-style-name="P10" draw:layer="layout" svg:width="3.317cm" svg:height="1.513cm" svg:x="20.8cm" svg:y="13.087cm">
          <draw:text-box>
            <text:p text:style-name="P9"><text:span text:style-name="T1">108</text:span></text:p>
            <text:p text:style-name="P9"><text:span text:style-name="T7">Waschküche</text:span></text:p>
          </draw:text-box>
        </draw:frame>
        <draw:frame draw:style-name="gr9" draw:text-style-name="P10" draw:layer="layout" svg:width="2.826cm" svg:height="1.673cm" svg:x="25.085cm" svg:y="14.829cm">
          <draw:text-box>
            <text:p text:style-name="P9"><text:span text:style-name="T1">106</text:span></text:p>
            <text:p text:style-name="P9"><text:span text:style-name="T8">Kernzeit</text:span></text:p>
          </draw:text-box>
        </draw:frame>
        <draw:frame draw:style-name="gr9" draw:text-style-name="P10" draw:layer="layout" svg:width="2.826cm" svg:height="1.673cm" svg:x="21.107cm" svg:y="14.73cm">
          <draw:text-box>
            <text:p text:style-name="P9"><text:span text:style-name="T1">107</text:span></text:p>
            <text:p text:style-name="P9"><text:span text:style-name="T8">Kernzeit</text:span></text:p>
          </draw:text-box>
        </draw:frame>
        <draw:frame draw:style-name="gr9" draw:text-style-name="P7" draw:layer="layout" svg:width="7.635cm" svg:height="1.352cm" svg:x="11.033cm" svg:y="2cm">
          <draw:text-box>
            <text:p text:style-name="P6">Untergeschoss</text:p>
          </draw:text-box>
        </draw:frame>
        <draw:frame draw:style-name="gr9" draw:text-style-name="P3" draw:layer="layout" svg:width="2.826cm" svg:height="1.673cm" svg:x="23.108cm" svg:y="17.5cm">
          <draw:text-box>
            <text:p text:style-name="P2">Eingang</text:p>
            <text:p text:style-name="P2">Kernzeit</text:p>
          </draw:text-box>
        </draw:frame>
        <draw:g>
          <draw:custom-shape draw:style-name="gr10" draw:text-style-name="P1" draw:layer="layout" svg:width="0.4cm" svg:height="0.4cm" svg:x="6.8cm" svg:y="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11" draw:text-style-name="P1" draw:layer="layout" svg:width="0.399cm" svg:height="1.199cm" svg:x="6.8cm" svg:y="6.4cm" svg:viewBox="0 0 400 1200" draw:points="0,0 400,0 200,1200">
            <text:p/>
          </draw:polygon>
          <draw:polygon draw:style-name="gr11" draw:text-style-name="P1" draw:layer="layout" svg:width="0.399cm" svg:height="1.199cm" draw:transform="rotate (1.5707963267949) translate (7.4cm 6.2cm)" svg:viewBox="0 0 400 1200" draw:points="0,0 400,0 200,1200">
            <text:p/>
          </draw:polygon>
          <draw:polygon draw:style-name="gr11" draw:text-style-name="P1" draw:layer="layout" svg:width="0.399cm" svg:height="1.199cm" draw:transform="rotate (-3.14159265358979) translate (7.2cm 5.6cm)" svg:viewBox="0 0 400 1200" draw:points="0,0 400,0 200,1200">
            <text:p/>
          </draw:polygon>
          <draw:polygon draw:style-name="gr11" draw:text-style-name="P1" draw:layer="layout" svg:width="0.399cm" svg:height="1.199cm" draw:transform="rotate (-1.5707963267949) translate (6.6cm 5.8cm)" svg:viewBox="0 0 400 1200" draw:points="0,0 400,0 200,1200">
            <text:p/>
          </draw:polygon>
          <draw:frame draw:style-name="gr9" draw:text-style-name="P8" draw:layer="layout" svg:width="0.959cm" svg:height="0.962cm" svg:x="6.537cm" svg:y="3.4cm">
            <draw:text-box>
              <text:p>N</text:p>
            </draw:text-box>
          </draw:frame>
          <draw:frame draw:style-name="gr9" draw:text-style-name="P8" draw:layer="layout" svg:width="0.925cm" svg:height="0.962cm" svg:x="6.538cm" svg:y="7.738cm">
            <draw:text-box>
              <text:p>S</text:p>
            </draw:text-box>
          </draw:frame>
          <draw:frame draw:style-name="gr9" draw:text-style-name="P8" draw:layer="layout" svg:width="1.103cm" svg:height="0.962cm" svg:x="4.275cm" svg:y="5.538cm">
            <draw:text-box>
              <text:p>W</text:p>
            </draw:text-box>
          </draw:frame>
          <draw:frame draw:style-name="gr9" draw:text-style-name="P8" draw:layer="layout" svg:width="0.997cm" svg:height="0.962cm" svg:x="8.7cm" svg:y="5.538cm">
            <draw:text-box>
              <text:p>O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21:46:51.158000000</meta:creation-date>
    <dc:date>2016-10-18T23:11:44.414000000</dc:date>
    <meta:editing-duration>PT52M5S</meta:editing-duration>
    <meta:editing-cycles>8</meta:editing-cycles>
    <meta:generator>LibreOffice/5.1.3.2$Windows_x86 LibreOffice_project/644e4637d1d8544fd9f56425bd6cec110e49301b</meta:generator>
    <meta:document-statistic meta:object-count="122"/>
  </office:meta>
</office:document-meta>
</file>